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16cm" fo:min-width="1.717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806cm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svg:stroke-color="#000000" draw:marker-start="" draw:marker-end="Arrow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32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3cm" fo:min-width="2.22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2.701cm"/>
    </style:style>
    <style:style style:name="gr12" style:family="graphic" style:parent-style-name="objectwithoutfill">
      <style:graphic-properties svg:stroke-color="#000000" draw:marker-end="Arrow" draw:fill="solid" draw:textarea-vertical-align="middle"/>
    </style:style>
    <style:style style:name="gr13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77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2.55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412cm" fo:min-width="2.72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744cm" fo:min-width="2.50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84cm" fo:min-width="3.61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2.329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90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83cm" fo:min-width="2.432cm"/>
    </style:style>
    <style:style style:name="gr23" style:family="graphic" style:parent-style-name="objectwithoutfill">
      <style:graphic-properties svg:stroke-color="#ff0000" draw:marker-end="Arrow" draw:fill="solid" draw:textarea-vertical-align="middle"/>
    </style:style>
    <style:style style:name="gr24" style:family="graphic" style:parent-style-name="standard">
      <style:graphic-properties draw:stroke="none" draw:fill="none" fo:min-height="0.45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52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82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62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.321cm"/>
    </style:style>
    <style:style style:name="gr29" style:family="graphic" style:parent-style-name="standard">
      <style:graphic-properties draw:stroke="none" draw:fill="none" fo:min-height="1.069cm"/>
    </style:style>
    <style:style style:name="gr30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31" style:family="graphic" style:parent-style-name="standard">
      <style:graphic-properties draw:stroke="none" draw:fill="none" fo:min-height="0.713cm"/>
    </style:style>
    <style:style style:name="gr3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7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9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/>
      <style:paragraph-properties fo:text-align="start"/>
      <style:text-properties fo:font-size="8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none"/>
      <style:text-properties fo:color="#ff0000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style:text-properties fo:color="#729fcf" fo:font-size="9pt" style:font-size-asian="18pt" style:font-size-complex="18pt"/>
    </style:style>
    <style:style style:name="P16" style:family="paragraph">
      <loext:graphic-properties draw:fill="none"/>
      <style:text-properties fo:color="#729fcf" fo:font-size="9pt" style:font-size-asian="18pt" style:font-size-complex="18pt"/>
    </style:style>
    <style:style style:name="T1" style:family="text">
      <style:text-properties fo:font-size="7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0000" fo:font-size="9pt" style:font-size-asian="18pt" style:font-size-complex="18pt"/>
    </style:style>
    <style:style style:name="T7" style:family="text">
      <style:text-properties fo:color="#729fcf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287cm" svg:height="0.736cm" svg:x="20.119cm" svg:y="1.17cm">
          <text:p text:style-name="P1"><text:span text:style-name="T1">Fenêtre princip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1.262cm" svg:y1="0.368cm" svg:x2="21.262cm" svg:y2="1.17cm" draw:start-shape="id1" draw:start-glue-point="8" draw:end-shape="id2" draw:end-glue-point="0" svg:d="M21262 368v802" svg:viewBox="0 0 1 803">
          <text:p/>
        </draw:connector>
        <draw:custom-shape draw:style-name="gr3" draw:text-style-name="P3" xml:id="id1" draw:id="id1" draw:layer="layout" svg:width="0.176cm" svg:height="0.2cm" svg:x="21.174cm" svg:y="0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286cm" svg:height="0.735cm" svg:x="23.168cm" svg:y="2.24cm">
          <text:p text:style-name="P1"><text:span text:style-name="T2">Barre d’outi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8" draw:id="id8" draw:layer="layout" svg:width="3.26cm" svg:height="0.802cm" svg:x="13.4cm" svg:y="1.839cm">
          <text:p text:style-name="P5"><text:span text:style-name="T2">Fermer la fenêtr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1.262cm" svg:y1="0.368cm" svg:x2="21.262cm" svg:y2="1.17cm" svg:d="M21262 368v802" svg:viewBox="0 0 1 803">
          <text:p/>
        </draw:connector>
        <draw:custom-shape draw:style-name="gr3" draw:text-style-name="P3" xml:id="id12" draw:id="id12" draw:layer="layout" svg:width="0.176cm" svg:height="0.201cm" svg:x="11.559cm" svg:y="2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9.268cm" svg:y1="3.175cm" svg:x2="19.767cm" svg:y2="18.126cm" draw:start-shape="id3" draw:start-glue-point="2" draw:end-shape="id4" draw:end-glue-point="3" svg:d="M19268 3175v7292h-3v7659h502" svg:viewBox="0 0 503 14952">
          <text:p/>
        </draw:connector>
        <draw:connector draw:style-name="gr6" draw:text-style-name="P1" draw:layer="layout" svg:x1="22.406cm" svg:y1="1.538cm" svg:x2="24.311cm" svg:y2="2.24cm" draw:start-shape="id2" draw:start-glue-point="1" draw:end-shape="id5" draw:end-glue-point="0" svg:d="M22406 1538h1905v702" svg:viewBox="0 0 1906 703">
          <text:p/>
        </draw:connector>
        <draw:connector draw:style-name="gr6" draw:text-style-name="P1" draw:layer="layout" svg:x1="21.262cm" svg:y1="1.906cm" svg:x2="20.412cm" svg:y2="2.807cm" draw:start-shape="id2" draw:start-glue-point="2" draw:end-shape="id3" draw:end-glue-point="1" svg:d="M21262 1906v901h-850" svg:viewBox="0 0 851 902">
          <text:p/>
        </draw:connector>
        <draw:custom-shape draw:style-name="gr8" draw:text-style-name="P7" xml:id="id4" draw:id="id4" draw:layer="layout" svg:width="2.287cm" svg:height="0.735cm" svg:x="19.767cm" svg:y="17.759cm">
          <text:p text:style-name="P1"><text:span text:style-name="T3">A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2.286cm" svg:height="0.735cm" svg:x="19.826cm" svg:y="16.161cm">
          <text:p text:style-name="P1"><text:span text:style-name="T3">Préfé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9" draw:id="id19" draw:layer="layout" svg:width="3.994cm" svg:height="1.136cm" svg:x="12.3cm" svg:y="17.565cm">
          <text:list text:style-name="L1">
            <text:list-item>
              <text:p text:style-name="P5"><text:span text:style-name="T4">Manuel d’aide...</text:span></text:p>
            </text:list-item>
            <text:list-item>
              <text:p text:style-name="P8"><text:span text:style-name="T4">À propos... 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3.853cm" svg:height="1.808cm" svg:x="12.3cm" svg:y="15.693cm">
          <text:list text:style-name="L1">
            <text:list-item>
              <text:p text:style-name="P5"><text:span text:style-name="T4">Mode sombre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Langues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" draw:id="id3" draw:layer="layout" svg:width="2.287cm" svg:height="0.735cm" svg:x="18.125cm" svg:y="2.44cm">
          <text:p text:style-name="P1"><text:span text:style-name="T2">Barre de 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7" draw:id="id7" draw:layer="layout" svg:width="4.525cm" svg:height="2.1cm" svg:x="22.875cm" svg:y="3.414cm">
          <text:list text:style-name="L1">
            <text:list-item>
              <text:p text:style-name="P5"><text:span text:style-name="T4">Nouveau </text:span></text:p>
              <text:p text:style-name="P5"><text:span text:style-name="T4">tableau aléatoire</text:span></text:p>
            </text:list-item>
            <text:list-item>
              <text:p text:style-name="P8"><text:span text:style-name="T4"><text:s/></text:span><text:span text:style-name="T4">Ouvrir tableau…</text:span></text:p>
            </text:list-item>
            <text:list-item>
              <text:p text:style-name="P8"><text:span text:style-name="T4">Enregistrer</text:span></text:p>
            </text:list-item>
            <text:list-item>
              <text:p text:style-name="P8"><text:span text:style-name="T4">Enregistrer sous…</text:span></text:p>
            </text:list-item>
            <text:list-item>
              <text:p text:style-name="P8"><text:span text:style-name="T4">Export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6" draw:id="id6" draw:layer="layout" svg:width="2.287cm" svg:height="0.735cm" svg:x="19.767cm" svg:y="4.111cm">
          <text:p text:style-name="P1"><text:span text:style-name="T3">Fich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054cm" svg:y1="4.478cm" svg:x2="22.875cm" svg:y2="4.464cm" draw:start-shape="id6" draw:start-glue-point="1" draw:end-shape="id7" draw:end-glue-point="6" svg:d="M22054 4478l821-14" svg:viewBox="0 0 822 15">
          <text:p/>
        </draw:connector>
        <draw:connector draw:style-name="gr13" draw:text-style-name="P10" draw:layer="layout" draw:type="line" svg:x1="16.66cm" svg:y1="2.24cm" svg:x2="20.119cm" svg:y2="1.538cm" draw:start-shape="id8" draw:start-glue-point="10" draw:end-shape="id2" draw:end-glue-point="3" svg:d="M16660 2240l3459-702" svg:viewBox="0 0 3460 703">
          <text:p/>
        </draw:connector>
        <draw:connector draw:style-name="gr12" draw:text-style-name="P10" draw:layer="layout" draw:type="line" svg:x1="19.826cm" svg:y1="16.528cm" svg:x2="16.153cm" svg:y2="16.597cm" draw:start-shape="id9" draw:start-glue-point="3" draw:end-shape="id10" draw:end-glue-point="10" svg:d="M19826 16528l-3673 69" svg:viewBox="0 0 3674 70">
          <text:p/>
        </draw:connector>
        <draw:custom-shape draw:style-name="gr14" draw:text-style-name="P9" xml:id="id11" draw:id="id11" draw:layer="layout" svg:width="4.629cm" svg:height="1.136cm" svg:x="12.5cm" svg:y="3.911cm">
          <text:list text:style-name="L1">
            <text:list-item>
              <text:p text:style-name="P5"><text:span text:style-name="T4">Aperçu avant</text:span></text:p>
              <text:p text:style-name="P5"><text:span text:style-name="T4">d’impression...</text:span></text:p>
            </text:list-item>
            <text:list-item>
              <text:p text:style-name="P8"><text:span text:style-name="T4">Imprim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4.478cm" svg:x2="17.129cm" svg:y2="4.479cm" draw:start-shape="id6" draw:start-glue-point="3" draw:end-shape="id11" draw:end-glue-point="10" svg:d="M19767 4478l-2638 1" svg:viewBox="0 0 2639 2">
          <text:p/>
        </draw:connector>
        <draw:connector draw:style-name="gr13" draw:text-style-name="P10" draw:layer="layout" draw:type="line" svg:x1="11.735cm" svg:y1="2.207cm" svg:x2="13.4cm" svg:y2="2.24cm" draw:start-shape="id12" draw:start-glue-point="10" draw:end-shape="id8" draw:end-glue-point="6" svg:d="M11735 2207l1665 33" svg:viewBox="0 0 1666 34">
          <text:p/>
        </draw:connector>
        <draw:connector draw:style-name="gr13" draw:text-style-name="P10" draw:layer="layout" draw:type="line" svg:x1="17.422cm" svg:y1="14.08cm" svg:x2="19.826cm" svg:y2="14.055cm" draw:start-shape="id13" draw:start-glue-point="10" draw:end-shape="id14" draw:end-glue-point="3" svg:d="M17422 14080l2404-25" svg:viewBox="0 0 2405 26">
          <text:p/>
        </draw:connector>
        <draw:custom-shape draw:style-name="gr4" draw:text-style-name="P7" xml:id="id17" draw:id="id17" draw:layer="layout" svg:width="2.286cm" svg:height="0.735cm" svg:x="19.826cm" svg:y="11.583cm">
          <text:p text:style-name="P1"><text:span text:style-name="T3">É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5" draw:id="id15" draw:layer="layout" svg:width="4.318cm" svg:height="1.671cm" svg:x="23.109cm" svg:y="11.115cm">
          <text:list text:style-name="L1">
            <text:list-item>
              <text:p text:style-name="P5"><text:span text:style-name="T4">Annuler</text:span></text:p>
            </text:list-item>
            <text:list-item>
              <text:p text:style-name="P8"><text:span text:style-name="T4">Restaurer</text:span></text:p>
            </text:list-item>
            <text:list-item>
              <text:p text:style-name="P8"><text:span text:style-name="T4">Fusionner</text:span></text:p>
            </text:list-item>
            <text:list-item>
              <text:p text:style-name="P8"><text:span text:style-name="T4">Changer la couleur</text:span></text:p>
              <text:p text:style-name="P8"><text:span text:style-name="T4">d’un nœud…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5.454cm" svg:y1="2.607cm" svg:x2="27.427cm" svg:y2="11.951cm" draw:start-shape="id5" draw:end-shape="id15" draw:end-glue-point="10" svg:d="M25454 2607h2474v9344h-501" svg:viewBox="0 0 2475 9345">
          <text:p/>
        </draw:connector>
        <draw:connector draw:style-name="gr13" draw:text-style-name="P10" draw:layer="layout" draw:type="line" svg:x1="16.953cm" svg:y1="11.884cm" svg:x2="19.826cm" svg:y2="11.95cm" draw:start-shape="id16" draw:start-glue-point="10" draw:end-shape="id17" draw:end-glue-point="3" svg:d="M16953 11884l2873 66" svg:viewBox="0 0 2874 67">
          <text:p/>
        </draw:connector>
        <draw:connector draw:style-name="gr6" draw:text-style-name="P1" draw:layer="layout" svg:x1="19.268cm" svg:y1="3.175cm" svg:x2="19.767cm" svg:y2="4.478cm" draw:start-shape="id3" draw:start-glue-point="2" draw:end-shape="id6" draw:end-glue-point="3" svg:d="M19268 3175v1303h499" svg:viewBox="0 0 500 1304">
          <text:p/>
        </draw:connector>
        <draw:connector draw:style-name="gr6" draw:text-style-name="P1" draw:layer="layout" svg:x1="19.268cm" svg:y1="3.175cm" svg:x2="19.826cm" svg:y2="11.95cm" draw:start-shape="id3" draw:start-glue-point="2" draw:end-shape="id17" draw:end-glue-point="3" svg:d="M19268 3175v8775h558" svg:viewBox="0 0 559 8776">
          <text:p/>
        </draw:connector>
        <draw:custom-shape draw:style-name="gr4" draw:text-style-name="P7" xml:id="id14" draw:id="id14" draw:layer="layout" svg:width="2.286cm" svg:height="0.735cm" svg:x="19.826cm" svg:y="13.688cm">
          <text:p text:style-name="P1"><text:span text:style-name="T3">Affich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112cm" svg:y1="11.95cm" svg:x2="23.109cm" svg:y2="11.951cm" draw:start-shape="id17" draw:start-glue-point="1" draw:end-shape="id15" draw:end-glue-point="6" svg:d="M22112 11950l997 1" svg:viewBox="0 0 998 2">
          <text:p/>
        </draw:connector>
        <draw:custom-shape draw:style-name="gr16" draw:text-style-name="P9" xml:id="id16" draw:id="id16" draw:layer="layout" svg:width="4.553cm" svg:height="0.936cm" svg:x="12.4cm" svg:y="11.416cm">
          <text:list text:style-name="L1">
            <text:list-item>
              <text:p text:style-name="P5"><text:span text:style-name="T4">Tout sélectionner</text:span></text:p>
            </text:list-item>
            <text:list-item>
              <text:p text:style-name="P8"><text:span text:style-name="T4">Copie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9.268cm" svg:y1="3.175cm" svg:x2="19.826cm" svg:y2="14.055cm" draw:start-shape="id3" draw:start-glue-point="2" draw:end-shape="id14" draw:end-glue-point="3" svg:d="M19268 3175v10880h558" svg:viewBox="0 0 559 10881">
          <text:p/>
        </draw:connector>
        <draw:custom-shape draw:style-name="gr17" draw:text-style-name="P9" xml:id="id18" draw:id="id18" draw:layer="layout" svg:width="4.249cm" svg:height="1.404cm" svg:x="23.051cm" svg:y="13.354cm">
          <text:list text:style-name="L1">
            <text:list-item>
              <text:p text:style-name="P5"><text:span text:style-name="T4">Zoom avant</text:span></text:p>
            </text:list-item>
            <text:list-item>
              <text:p text:style-name="P8"><text:span text:style-name="T4">Zoom arrière</text:span></text:p>
            </text:list-item>
            <text:list-item>
              <text:p text:style-name="P8"><text:span text:style-name="T4">Image taille réelle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2.112cm" svg:y1="14.055cm" svg:x2="23.051cm" svg:y2="14.056cm" draw:start-shape="id14" draw:start-glue-point="1" draw:end-shape="id18" draw:end-glue-point="6" svg:d="M22112 14055l939 1" svg:viewBox="0 0 940 2">
          <text:p/>
        </draw:connector>
        <draw:connector draw:style-name="gr6" draw:text-style-name="P1" draw:layer="layout" draw:line-skew="0.127cm" svg:x1="25.454cm" svg:y1="2.607cm" svg:x2="27.3cm" svg:y2="14.056cm" draw:start-shape="id5" draw:start-glue-point="1" draw:end-shape="id18" draw:end-glue-point="10" svg:d="M25454 2607h2473v11449h-627" svg:viewBox="0 0 2474 11450">
          <text:p/>
        </draw:connector>
        <draw:custom-shape draw:style-name="gr18" draw:text-style-name="P9" xml:id="id13" draw:id="id13" draw:layer="layout" svg:width="5.822cm" svg:height="3.158cm" svg:x="11.6cm" svg:y="12.501cm">
          <text:list text:style-name="L1">
            <text:list-item>
              <text:p text:style-name="P5"><text:span text:style-name="T4">Plein écran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Afficher la barre de statut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  <text:list-item>
              <text:p text:style-name="P8"><text:span text:style-name="T4">Afficher la barre d’outil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18.126cm" svg:x2="16.294cm" svg:y2="18.133cm" draw:start-shape="id4" draw:start-glue-point="3" draw:end-shape="id19" draw:end-glue-point="10" svg:d="M19767 18126l-3473 7" svg:viewBox="0 0 3474 8">
          <text:p/>
        </draw:connector>
        <draw:connector draw:style-name="gr7" draw:text-style-name="P1" draw:layer="layout" svg:x1="19.268cm" svg:y1="3.175cm" svg:x2="19.826cm" svg:y2="16.528cm" draw:start-shape="id3" draw:start-glue-point="2" draw:end-shape="id9" draw:end-glue-point="3" svg:d="M19268 3175v13353h558" svg:viewBox="0 0 559 13354">
          <text:p/>
        </draw:connector>
        <draw:custom-shape draw:style-name="gr19" draw:text-style-name="P6" xml:id="id20" draw:id="id20" draw:layer="layout" svg:width="4.001cm" svg:height="0.802cm" svg:x="12.6cm" svg:y="0.97cm">
          <text:p text:style-name="P5"><text:span text:style-name="T2">Réduire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21" draw:id="id21" draw:layer="layout" svg:width="3.401cm" svg:height="0.802cm" svg:x="13.2cm" svg:y="0.101cm">
          <text:p text:style-name="P5"><text:span text:style-name="T2">Agrandir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16.601cm" svg:y1="1.371cm" svg:x2="20.12cm" svg:y2="1.553cm" draw:start-shape="id20" draw:start-glue-point="10" svg:d="M16601 1371l3519 182" svg:viewBox="0 0 3520 183">
          <text:p/>
        </draw:connector>
        <draw:connector draw:style-name="gr13" draw:text-style-name="P10" draw:layer="layout" draw:type="line" svg:x1="16.601cm" svg:y1="0.502cm" svg:x2="20.12cm" svg:y2="1.525cm" draw:start-shape="id21" draw:start-glue-point="10" svg:d="M16601 502l3519 1023" svg:viewBox="0 0 3520 1024">
          <text:p/>
        </draw:connector>
        <draw:connector draw:style-name="gr6" draw:text-style-name="P1" draw:layer="layout" svg:x1="25.454cm" svg:y1="2.607cm" svg:x2="27.4cm" svg:y2="4.464cm" draw:start-shape="id5" draw:start-glue-point="1" draw:end-shape="id7" draw:end-glue-point="10" svg:d="M25454 2607h2446v1857h-500" svg:viewBox="0 0 2447 1858">
          <text:p/>
        </draw:connector>
        <draw:custom-shape draw:style-name="gr21" draw:text-style-name="P6" draw:layer="layout" svg:width="0.293cm" svg:height="0.334cm" svg:x="11.5cm" svg:y="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22" draw:id="id22" draw:layer="layout" svg:width="3cm" svg:height="0.701cm" svg:x="36.527cm" svg:y="1.513cm">
          <text:p text:style-name="P1"><text:span text:style-name="T5">Boite de dialogue </text:span></text:p>
          <text:p text:style-name="P1"><text:span text:style-name="T5">‘</text:span><text:span text:style-name="T5">Ouvrir un fichi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svg:x1="27.4cm" svg:y1="4.464cm" svg:x2="36.527cm" svg:y2="1.863cm" draw:start-shape="id7" draw:start-glue-point="10" draw:end-shape="id22" draw:end-glue-point="3" svg:d="M27400 4464h4563v-2601h4564" svg:viewBox="0 0 9128 2602">
          <text:p/>
        </draw:connector>
        <draw:frame draw:style-name="gr24" draw:text-style-name="P12" draw:layer="layout" svg:width="2.7cm" svg:height="0.963cm" svg:x="32.227cm" svg:y="0.813cm">
          <draw:text-box>
            <text:p><text:span text:style-name="T6"><text:s/></text:span></text:p>
            <text:p><text:span text:style-name="T6">tableauOuvrir()</text:span></text:p>
          </draw:text-box>
        </draw:frame>
        <draw:custom-shape draw:style-name="gr25" draw:text-style-name="P11" xml:id="id23" draw:id="id23" draw:layer="layout" svg:width="3.1cm" svg:height="0.8cm" svg:x="36.227cm" svg:y="4.514cm">
          <text:p text:style-name="P1"><text:span text:style-name="T5">Boite de dialogue </text:span></text:p>
          <text:p text:style-name="P1"><text:span text:style-name="T5">‘</text:span><text:span text:style-name="T5">Enregistrer sous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draw:line-skew="0.464cm" svg:x1="27.4cm" svg:y1="4.465cm" svg:x2="36.227cm" svg:y2="4.914cm" draw:end-shape="id23" draw:end-glue-point="3" svg:d="M27400 4465h4627v449h4200" svg:viewBox="0 0 8828 450">
          <text:p/>
        </draw:connector>
        <draw:connector draw:style-name="gr12" draw:text-style-name="P10" draw:layer="layout" draw:type="line" svg:x1="39.527cm" svg:y1="1.863cm" svg:x2="41.227cm" svg:y2="1.114cm" draw:start-shape="id22" draw:start-glue-point="1" draw:end-shape="id24" draw:end-glue-point="3" svg:d="M39527 1863l1700-749" svg:viewBox="0 0 1701 750">
          <text:p/>
        </draw:connector>
        <draw:connector draw:style-name="gr12" draw:text-style-name="P10" draw:layer="layout" draw:type="line" svg:x1="39.527cm" svg:y1="1.863cm" svg:x2="41.227cm" svg:y2="2.714cm" draw:start-shape="id22" draw:start-glue-point="1" draw:end-shape="id25" draw:end-glue-point="3" svg:d="M39527 1863l1700 851" svg:viewBox="0 0 1701 852">
          <text:p/>
        </draw:connector>
        <draw:custom-shape draw:style-name="gr26" draw:text-style-name="P11" xml:id="id25" draw:id="id25" draw:layer="layout" svg:width="1.4cm" svg:height="0.8cm" svg:x="41.227cm" svg:y="2.314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24" draw:id="id24" draw:layer="layout" svg:width="1.2cm" svg:height="0.8cm" svg:x="41.227cm" svg:y="0.714cm">
          <text:p text:style-name="P1"><text:span text:style-name="T5">Ouvr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39.327cm" svg:y1="4.914cm" svg:x2="41.428cm" svg:y2="4.215cm" draw:start-shape="id23" draw:start-glue-point="1" draw:end-shape="id26" draw:end-glue-point="3" svg:d="M39327 4914l2101-699" svg:viewBox="0 0 2102 700">
          <text:p/>
        </draw:connector>
        <draw:connector draw:style-name="gr12" draw:text-style-name="P10" draw:layer="layout" draw:type="line" svg:x1="39.327cm" svg:y1="4.914cm" svg:x2="41.327cm" svg:y2="5.814cm" draw:start-shape="id23" draw:start-glue-point="1" draw:end-shape="id27" draw:end-glue-point="3" svg:d="M39327 4914l2000 900" svg:viewBox="0 0 2001 901">
          <text:p/>
        </draw:connector>
        <draw:custom-shape draw:style-name="gr26" draw:text-style-name="P11" xml:id="id27" draw:id="id27" draw:layer="layout" svg:width="1.4cm" svg:height="0.8cm" svg:x="41.327cm" svg:y="5.414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1" xml:id="id26" draw:id="id26" draw:layer="layout" svg:width="1.899cm" svg:height="0.8cm" svg:x="41.428cm" svg:y="3.815cm">
          <text:p text:style-name="P1"><text:span text:style-name="T5">Enregistr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3" draw:layer="layout" svg:width="4.325cm" svg:height="1.319cm" svg:x="32.227cm" svg:y="3.994cm">
          <draw:text-box>
            <text:p><text:span text:style-name="T6"/></text:p>
            <text:p><text:span text:style-name="T6"><text:s/></text:span><text:span text:style-name="T6">enregistrerSous()</text:span></text:p>
          </draw:text-box>
        </draw:frame>
        <draw:connector draw:style-name="gr30" draw:text-style-name="P14" draw:layer="layout" draw:line-skew="3.955cm" svg:x1="27.637cm" svg:y1="4.45cm" svg:x2="22.406cm" svg:y2="1.538cm" draw:end-shape="id2" draw:end-glue-point="1" svg:d="M27637 4450h1590v-2912h-6821" svg:viewBox="0 0 6822 2913">
          <text:p/>
        </draw:connector>
        <draw:frame draw:style-name="gr31" draw:text-style-name="P13" draw:layer="layout" svg:width="8.7cm" svg:height="0.963cm" svg:x="22.727cm" svg:y="0.913cm">
          <draw:text-box>
            <text:p><text:span text:style-name="T6"><text:s/></text:span><text:span text:style-name="T6">Sauvegarder() &amp; tableauAleatoire() &amp; Exporter()</text:span></text:p>
          </draw:text-box>
        </draw:frame>
        <draw:connector draw:style-name="gr32" draw:text-style-name="P10" draw:layer="layout" draw:line-skew="0.4cm" svg:x1="41.827cm" svg:y1="0.714cm" svg:x2="21.262cm" svg:y2="1.17cm" draw:start-shape="id24" draw:start-glue-point="0" draw:end-shape="id2" svg:d="M41827 714v-101h-20565v557" svg:viewBox="0 0 20566 558">
          <text:p/>
        </draw:connector>
        <draw:frame draw:style-name="gr31" draw:text-style-name="P16" draw:layer="layout" svg:width="5.503cm" svg:height="0.963cm" svg:x="30.727cm" svg:y="0.05cm">
          <draw:text-box>
            <text:p text:style-name="P15"><text:span text:style-name="T7">Retour attendu : Chemin du fichier</text:span></text:p>
          </draw:text-box>
        </draw:frame>
        <draw:custom-shape draw:style-name="gr22" draw:text-style-name="P11" draw:layer="layout" svg:width="3cm" svg:height="0.701cm" svg:x="6.527cm" svg:y="2.912cm">
          <text:p text:style-name="P1"><text:span text:style-name="T5">Boite de dialogue </text:span></text:p>
          <text:p text:style-name="P1"><text:span text:style-name="T5">‘</text:span><text:span text:style-name="T5">Aperçu du graphe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3cm" svg:height="0.701cm" svg:x="6.527cm" svg:y="4.412cm">
          <text:p text:style-name="P1"><text:span text:style-name="T5">Boite de Dialogue </text:span></text:p>
          <text:p text:style-name="P1"><text:span text:style-name="T5">‘</text:span><text:span text:style-name="T5">Imprim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3cm" fo:margin-bottom="0cm" fo:margin-left="0.027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4:52:53.030006259</meta:creation-date>
    <dc:date>2020-02-12T18:16:43.450794805</dc:date>
    <meta:editing-duration>PT2H9M4S</meta:editing-duration>
    <meta:editing-cycles>15</meta:editing-cycles>
    <meta:generator>LibreOffice/6.2.8.2$Linux_X86_64 LibreOffice_project/20$Build-2</meta:generator>
    <meta:document-statistic meta:object-count="66"/>
  </office:meta>
</office:document-meta>
</file>